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 fo:orphans="2" fo:widows="2"/>
    </style:style>
    <style:style style:name="P2" style:family="paragraph" style:parent-style-name="Heading_20_1">
      <style:paragraph-properties fo:text-align="center" style:justify-single-word="fals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3" style:family="paragraph" style:parent-style-name="Text_20_body" style:list-style-name="L1">
      <style:paragraph-properties fo:text-align="end" style:justify-single-word="false" fo:orphans="2" fo:widows="2"/>
      <style:text-properties fo:font-variant="normal" fo:text-transform="none" fo:letter-spacing="normal"/>
    </style:style>
    <style:style style:name="P4" style:family="paragraph" style:parent-style-name="Text_20_body" style:list-style-name="L1">
      <style:paragraph-properties fo:margin-top="0in" fo:margin-bottom="0in" loext:contextual-spacing="false" fo:text-align="end" style:justify-single-word="false" fo:orphans="2" fo:widows="2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6" style:family="paragraph" style:parent-style-name="Text_20_body" style:list-style-name="L2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20%" fo:text-align="end" style:justify-single-word="false" fo:orphans="2" fo:widows="2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line-height="120%" fo:text-align="end" style:justify-single-word="false" fo:orphans="2" fo:widows="2" fo:text-indent="0in" style:auto-text-indent="false"/>
      <style:text-properties fo:font-variant="normal" fo:text-transform="none" fo:letter-spacing="normal"/>
    </style:style>
    <style:style style:name="P10" style:family="paragraph" style:parent-style-name="Heading_20_2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1" style:family="paragraph" style:parent-style-name="Heading_20_1">
      <style:paragraph-properties fo:text-align="end" style:justify-single-word="false" fo:orphans="2" fo:widows="2" fo:padding="0in" fo:border="none"/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P12" style:family="paragraph" style:parent-style-name="Horizontal_20_Line">
      <style:paragraph-properties fo:text-align="end" style:justify-single-word="false" fo:orphans="2" fo:widows="2"/>
    </style:style>
    <style:style style:name="P13" style:family="paragraph" style:parent-style-name="Preformatted_20_Text">
      <loext:graphic-properties draw:fill="solid" draw:fill-color="#f3f6f7" draw:opacity="100%"/>
      <style:paragraph-properties fo:line-height="150%" fo:text-align="start" style:justify-single-word="false" fo:orphans="2" fo:widows="2" fo:background-color="#f3f6f7" fo:padding="0in" fo:border="none"/>
    </style:style>
    <style:style style:name="P14" style:family="paragraph" style:parent-style-name="Preformatted_20_Text">
      <loext:graphic-properties draw:fill="solid" draw:fill-color="#f3f6f7" draw:opacity="100%"/>
      <style:paragraph-properties fo:margin-top="0in" fo:margin-bottom="0.1965in" loext:contextual-spacing="false" fo:line-height="150%" fo:text-align="start" style:justify-single-word="false" fo:orphans="2" fo:widows="2" fo:background-color="#f3f6f7" fo:padding="0in" fo:border="none"/>
    </style:style>
    <style:style style:name="T1" style:family="text">
      <style:text-properties style:font-name="IRANSans" fo:font-size="9.75pt" fo:font-style="normal" fo:font-weight="normal"/>
    </style:style>
    <style:style style:name="T2" style:family="text">
      <style:text-properties style:font-name-complex="IRANSans" style:font-size-complex="9.75pt" style:font-style-complex="normal" style:font-weight-complex="normal"/>
    </style:style>
    <style:style style:name="T3" style:family="text">
      <style:text-properties style:font-name="KaTeX Math" fo:font-size="9.75pt" fo:font-style="italic" fo:font-weight="normal"/>
    </style:style>
    <style:style style:name="T4" style:family="text">
      <style:text-properties fo:font-variant="normal" fo:text-transform="none" style:font-name="KaTeX Math" fo:font-size="9.75pt" fo:letter-spacing="normal" fo:font-style="italic" fo:font-weight="normal"/>
    </style:style>
    <style:style style:name="T5" style:family="text">
      <style:text-properties fo:font-variant="normal" fo:text-transform="none" style:font-name="KaTeX Main" fo:font-size="9.75pt" fo:letter-spacing="normal" fo:font-style="normal" fo:font-weight="normal"/>
    </style:style>
    <style:style style:name="T6" style:family="text">
      <style:text-properties fo:font-variant="normal" fo:text-transform="none" style:font-name="IRANSans" fo:font-size="9.75pt" fo:letter-spacing="normal" fo:font-style="normal" fo:font-weight="normal"/>
    </style:style>
    <style:style style:name="T7" style:family="text">
      <style:text-properties fo:font-variant="normal" fo:text-transform="none" style:font-name="monospace" fo:font-size="8.25pt" fo:letter-spacing="normal" fo:font-style="normal" fo:font-weight="normal" fo:background-color="#f3f6f7" loext:char-shading-value="0"/>
    </style:style>
    <style:style style:name="T8" style:family="text">
      <style:text-properties fo:font-variant="normal" fo:text-transform="none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letter-spacing="normal" style:font-name-complex="IRANSans" style:font-size-complex="9.75pt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گاز و گزل</text:h>
      <text:p text:style-name="P1"/>
      <text:section text:style-name="Sect1" text:name="description_html-11020">
        <text:list xml:id="list3458073938" text:style-name="L1">
          <text:list-item>
            <text:p text:style-name="P4">محدودیت زمان: ۲ ثانیه</text:p>
          </text:list-item>
          <text:list-item>
            <text:p text:style-name="P3"><text:span text:style-name="T2">محدودیت حافظه</text:span><text:span text:style-name="T1">: </text:span><text:span text:style-name="T2">۲۵۶ مگابایت</text:span></text:p>
          </text:list-item>
        </text:list>
        <text:p text:style-name="P12"/>
        <text:p text:style-name="P5"><text:span text:style-name="T2">گاز تعداد زیادی نوار کاست قدیمی دارد که آن‌ها را در یک ردیف چیده و به ترتیب از ۱ تا </text:span><draw:frame draw:style-name="fr1" draw:name="Frame1" text:anchor-type="char" svg:width="0.0161in" draw:z-index="0"><draw:text-box fo:min-height="0.0161in"><text:p text:style-name="Text_20_body"/></draw:text-box></draw:frame><text:span text:style-name="T3">n</text:span><text:span text:style-name="T1"> </text:span><text:span text:style-name="T2">نام‌گذاری کرده است</text:span><text:span text:style-name="T1">. </text:span><text:span text:style-name="T2">گزل که از دیدن این تعداد نوار کاست حیرت‌زده شده از گاز می‌خواهد که اجازه دهد با نوارها بازی کند</text:span><text:span text:style-name="T1">. </text:span><text:span text:style-name="T2">گاز قبول می‌کند</text:span><text:span text:style-name="T1">. </text:span><text:span text:style-name="T2">سپس همه‌ی آن‌ها را برعکس می‌کند جوری که گزل شماره آن‌ها را نبیند و به او می‌گوید که در هر مرحله یک از دو کار زیر را از تو می‌خواهم</text:span><text:span text:style-name="T1">:</text:span></text:p>
        <text:list xml:id="list1517965963" text:style-name="L2">
          <text:list-item>
            <text:p text:style-name="P6"><text:span text:style-name="T2">ترتیب قرار گرفتن نوارهای جایگاه </text:span><draw:frame draw:style-name="fr1" draw:name="Frame2" text:anchor-type="char" svg:width="0.0161in" draw:z-index="1"><draw:text-box fo:min-height="0.0161in"><text:p text:style-name="Text_20_body"/></draw:text-box></draw:frame><text:span text:style-name="T3">i</text:span><text:span text:style-name="T2">ام تا </text:span><draw:frame draw:style-name="fr1" draw:name="Frame3" text:anchor-type="char" svg:width="0.0161in" draw:z-index="2"><draw:text-box fo:min-height="0.0161in"><text:p text:style-name="Text_20_body"/></draw:text-box></draw:frame><text:span text:style-name="T3">j</text:span><text:span text:style-name="T2">ام را برعکس کنی</text:span><text:span text:style-name="T1">.</text:span></text:p>
          </text:list-item>
          <text:list-item>
            <text:p text:style-name="P9"><text:span text:style-name="T2">شماره نوار در جایگاه </text:span><draw:frame draw:style-name="fr1" draw:name="Frame4" text:anchor-type="char" svg:width="0.0161in" draw:z-index="3"><draw:text-box fo:min-height="0.0161in"><text:p text:style-name="Text_20_body"/></draw:text-box></draw:frame><text:span text:style-name="T3">k</text:span><text:span text:style-name="T2">ام را به من بگویی</text:span><text:span text:style-name="T1">.</text:span></text:p>
          </text:list-item>
        </text:list>
        <text:p text:style-name="P7"><text:span text:style-name="T2">شما باید برنامه‌ای بنویسید که با دریافت تعداد کاست‌ها و دنباله کارهای فوق به گزل کمک کند که کارهای خواسته‌شده را انجام دهد و به پرسش‌های گاز به درستی پاسخ دهد</text:span><text:span text:style-name="T1">.</text:span></text:p>
        <text:p text:style-name="P7"><text:span text:style-name="T2">نکته</text:span><text:span text:style-name="T1">: </text:span><text:span text:style-name="T2">برای برعکس کردن میتوانید از پشته استفاده کنید</text:span><text:span text:style-name="T1">.</text:span></text:p>
        <text:h text:style-name="P11" text:outline-level="1"><text:bookmark text:name="-"/>ورودی</text:h>
        <text:p text:style-name="P8"><text:span text:style-name="T9">در خط اول ورودی عدد </text:span><draw:frame draw:style-name="fr1" draw:name="Frame5" text:anchor-type="char" svg:width="0.0161in" draw:z-index="4"><draw:text-box fo:min-height="0.0161in"><text:p text:style-name="Text_20_body"/></draw:text-box></draw:frame><text:span text:style-name="T4">n</text:span><text:span text:style-name="T5">≤10​6​​</text:span><text:span text:style-name="T6"> </text:span><text:span text:style-name="T9">تعداد نوارهای کاست وارد می‌شود</text:span><text:span text:style-name="T6">. </text:span><text:span text:style-name="T9">سپس عدد </text:span><draw:frame draw:style-name="fr1" draw:name="Frame6" text:anchor-type="char" svg:width="0.0161in" draw:z-index="5"><draw:text-box fo:min-height="0.0161in"><text:p text:style-name="Text_20_body"/></draw:text-box></draw:frame><text:span text:style-name="T4">m</text:span><text:span text:style-name="T5">≤10​4​​</text:span><text:span text:style-name="T6"> </text:span><text:span text:style-name="T9">که تعداد مرحله‌های بازیست وارد می‌شود و سپس در </text:span><draw:frame draw:style-name="fr1" draw:name="Frame7" text:anchor-type="char" svg:width="0.0161in" draw:z-index="6"><draw:text-box fo:min-height="0.0161in"><text:p text:style-name="Text_20_body"/></draw:text-box></draw:frame><text:span text:style-name="T4">m</text:span><text:span text:style-name="T6"> </text:span><text:span text:style-name="T9">خط بعد در هر خط یکی از دو ورودی </text:span><text:span text:style-name="Source_20_Text"><text:span text:style-name="T7">REV i j</text:span></text:span><text:span text:style-name="T6"> </text:span><text:span text:style-name="T9">که نشان‌دهنده‌ی خواسته‌ اول است و یا </text:span><text:span text:style-name="Source_20_Text"><text:span text:style-name="T7">NAME K</text:span></text:span><text:span text:style-name="T6"> </text:span><text:span text:style-name="T9">که نشان‌دهنده‌ی خواسته‌ی دوم است آورده می‌شود</text:span><text:span text:style-name="T6">.</text:span></text:p>
        <text:h text:style-name="P11" text:outline-level="1"><text:bookmark text:name="-1"/>خروجی</text:h>
        <text:p text:style-name="P8"><text:span text:style-name="T9">به ازای هر پرسش </text:span><text:span text:style-name="Source_20_Text"><text:span text:style-name="T7">NAME k</text:span></text:span><text:span text:style-name="T6"> </text:span><text:span text:style-name="T9">شماره کاست در جایگاه </text:span><draw:frame draw:style-name="fr1" draw:name="Frame8" text:anchor-type="char" svg:width="0.0161in" draw:z-index="7"><draw:text-box fo:min-height="0.0161in"><text:p text:style-name="Text_20_body"/></draw:text-box></draw:frame><text:span text:style-name="T4">k</text:span><text:span text:style-name="T6"> </text:span><text:span text:style-name="T9">را چاپ کنید</text:span><text:span text:style-name="T6">.</text:span></text:p>
        <text:h text:style-name="P11" text:outline-level="1"><text:bookmark text:name="-2"/>مثال</text:h>
        <text:h text:style-name="P10" text:outline-level="2"><text:bookmark text:name="-3"/>ورودی نمونه</text:h>
        <text:p text:style-name="P13"><text:span text:style-name="Source_20_Text"><text:span text:style-name="T8">10</text:span></text:span></text:p>
        <text:p text:style-name="P13"><text:span text:style-name="Source_20_Text"><text:span text:style-name="T8">5</text:span></text:span></text:p>
        <text:p text:style-name="P13"><text:span text:style-name="Source_20_Text"><text:span text:style-name="T8">NAME 1</text:span></text:span></text:p>
        <text:p text:style-name="P13"><text:span text:style-name="Source_20_Text"><text:span text:style-name="T8">REV 1 10</text:span></text:span></text:p>
        <text:p text:style-name="P13"><text:span text:style-name="Source_20_Text"><text:span text:style-name="T8">NAME 2</text:span></text:span></text:p>
        <text:p text:style-name="P13"><text:span text:style-name="Source_20_Text"><text:span text:style-name="T8">REV 3 7</text:span></text:span></text:p>
        <text:p text:style-name="P14"><text:span text:style-name="Source_20_Text"><text:span text:style-name="T8">NAME 6</text:span></text:span></text:p>
        <text:h text:style-name="P10" text:outline-level="2"><text:bookmark text:name="-4"/>خروجی نمونه</text:h>
        <text:p text:style-name="P13"><text:span text:style-name="Source_20_Text"><text:span text:style-name="T8">1</text:span></text:span></text:p>
        <text:p text:style-name="P13"><text:span text:style-name="Source_20_Text"><text:span text:style-name="T8">9</text:span></text:span></text:p>
        <text:p text:style-name="P14"><text:span text:style-name="Source_20_Text"><text:span text:style-name="T8">7</text:span></text:span><text:line-break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RANSans" svg:font-family="IRANSans, Tahoma, Helvetica, sans-serif"/>
    <style:font-face style:name="KaTeX Main" svg:font-family="'KaTeX Main', 'Times New Roman', serif"/>
    <style:font-face style:name="KaTeX Math" svg:font-family="'KaTeX Math'"/>
    <style:font-face style:name="Lohit Devanagari1" svg:font-family="'Lohit Devanagari'"/>
    <style:font-face style:name="monospace" svg:font-family="monospace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6:38:22.069437197</meta:creation-date>
    <dc:date>2018-02-02T16:57:55.189632133</dc:date>
    <meta:editing-duration>PT1M8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" meta:paragraph-count="25" meta:word-count="196" meta:character-count="1086" meta:non-whitespace-character-count="695"/>
  </office:meta>
</office:document-meta>
</file>